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4819in"/>
    </style:style>
    <style:style style:name="co6" style:family="table-column">
      <style:table-column-properties fo:break-before="auto" style:column-width="0.5571in"/>
    </style:style>
    <style:style style:name="co7" style:family="table-column">
      <style:table-column-properties fo:break-before="auto" style:column-width="5.1492in"/>
    </style:style>
    <style:style style:name="co8" style:family="table-column">
      <style:table-column-properties fo:break-before="auto" style:column-width="1.6075in"/>
    </style:style>
    <style:style style:name="co9" style:family="table-column">
      <style:table-column-properties fo:break-before="auto" style:column-width="2.2402in"/>
    </style:style>
    <style:style style:name="co10" style:family="table-column">
      <style:table-column-properties fo:break-before="auto" style:column-width="1.8543in"/>
    </style:style>
    <style:style style:name="co11" style:family="table-column">
      <style:table-column-properties fo:break-before="auto" style:column-width="0.8035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4217in"/>
    </style:style>
    <style:style style:name="co14" style:family="table-column">
      <style:table-column-properties fo:break-before="auto" style:column-width="7.9799in"/>
    </style:style>
    <style:style style:name="co15" style:family="table-column">
      <style:table-column-properties fo:break-before="auto" style:column-width="1.1791in"/>
    </style:style>
    <style:style style:name="co16" style:family="table-column">
      <style:table-column-properties fo:break-before="auto" style:column-width="2.1764in"/>
    </style:style>
    <style:style style:name="co17" style:family="table-column">
      <style:table-column-properties fo:break-before="auto" style:column-width="1.1827in"/>
    </style:style>
    <style:style style:name="co18" style:family="table-column">
      <style:table-column-properties fo:break-before="auto" style:column-width="2.2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in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axwell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well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ungus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nionman, Fireman</text:p>
          </table:table-cell>
          <table:table-cell office:value-type="string" calcext:value-type="string">
            <text:p>Just a Goom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ky 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ung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Just a Koopa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Shy Guy / Koopa Hybrid I guess?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riangular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Sentient ravioli blob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Sentient meatball with arms, think Geodude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asta Gunn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Man with a gun that shoots pasta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asta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Man with a gun that shoots pasta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lkman, Minionman, Beekeeper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Comm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kman, Beekeeper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lkman, Beekeeper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Garden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ilkman, Beekeeper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k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edical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Grad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ostdoc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Registered Nurs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Family Physici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The Clow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een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e Clow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ircus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Jok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 office:value-type="string" calcext:value-type="string">
            <text:p>Like the playing card, not the Batman villain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ry, Minion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rry, Minion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Robot Butl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inion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Badgu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General Badguy hits 0 Morale, gain 2 extra EP next turn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random Level 1 Robot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sak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. Meguruku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Final Clow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for each friendly Clown <text:span text:style-name="T1">(</text:span>including Final Clown<text:span text:style-name="T1">)</text:span>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 Sterl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ver attacks, when a friendly Human hits 0 Morale, Maxwell gives him 1 Morale</text:p>
          </table:table-cell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ilk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lk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ount Carbonara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Pasta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to hand limit while he is in play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urtle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keep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Beehive when played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llz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kullz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eekeeper</text:p>
          </table:table-cell>
          <table:table-cell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ee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rn</text:p>
          </table:table-cell>
          <table:table-cell office:value-type="string" calcext:value-type="string">
            <text:p>Common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es, it’s Golden Seedling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kullz</text:p>
          </table:table-cell>
          <table:table-cell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Gh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Skullz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is card’s Morale hits 0, your most powerful Robot gets +1 Morale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Level for each friendly Bee <text:span text:style-name="T1">(</text:span>including Queen Bee<text:span text:style-name="T1">)</text:span>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% chance of not losing Morale each turn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</table:table>
      <table:table table:name="Other Card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 office:value-type="string" calcext:value-type="string">
            <text:p>Count Carbonara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 office:value-type="string" calcext:value-type="string">
            <text:p>Icosaking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ungus cards in play</text:p>
          </table:table-cell>
          <table:table-cell office:value-type="string" calcext:value-type="string">
            <text:p>Fireman, Minion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 office:value-type="string" calcext:value-type="string">
            <text:p>Fire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 office:value-type="string" calcext:value-type="string">
            <text:p>The Clow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 office:value-type="string" calcext:value-type="string">
            <text:p>Dr. Meguruku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 office:value-type="string" calcext:value-type="string">
            <text:p>Beekeeper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Morale and +1 Level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“Most powerful” by Level first, then Morale</text:p>
          </table:table-cell>
          <table:table-cell/>
        </table:table-row>
        <table:table-row table:style-name="ro1"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own Minions</text:p>
          </table:table-cell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Your Humans with Morale 1 do not decrease Morale, lasts 1 turn</text:p>
          </table:table-cell>
          <table:table-cell office:value-type="string" calcext:value-type="string">
            <text:p>Maxwell, 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iscarded</text:p>
          </table:table-cell>
          <table:table-cell/>
          <table:table-cell office:value-type="string" calcext:value-type="string">
            <text:p>No relation to Mario, obviously</text:p>
          </table:table-cell>
          <table:table-cell/>
        </table:table-row>
        <table:table-row table:style-name="ro1">
          <table:table-cell office:value-type="string" calcext:value-type="string">
            <text:p>Plumberman’s Broth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iscarded</text:p>
          </table:table-cell>
          <table:table-cell/>
          <table:table-cell office:value-type="string" calcext:value-type="string">
            <text:p>No relation to Luigi, obviously</text:p>
          </table:table-cell>
          <table:table-cell/>
        </table:table-row>
        <table:table-row table:style-name="ro1"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nce per game, opponent’s most powerful Minion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aredud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Circlegirl was played this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clegirl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Squaredude was played this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enemy loses all Minions currently in play; limit one per deck</text:p>
          </table:table-cell>
          <table:table-cell office:value-type="string" calcext:value-type="string">
            <text:p>General Badguy</text:p>
          </table:table-cell>
          <table:table-cell office:value-type="string" calcext:value-type="string">
            <text:p>Basically Superman</text:p>
          </table:table-cell>
          <table:table-cell/>
        </table:table-row>
        <table:table-row table:style-name="ro1"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iscard this card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enemy Minion is turned into a Pi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When 3 of these are assembled, discard all 3 and deal 10 damage to city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Dr. Mario reference</text:p>
          </table:table-cell>
          <table:table-cell/>
        </table:table-row>
        <table:table-row table:style-name="ro1"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ards cannot affect your Minions, lasts 1 turn</text:p>
          </table:table-cell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Opponent’s most powerful Minion is stunned and does not attack next turn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Opponent Hero cards have no effect, lasts 2 turns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Make the card look like Pot of Gre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toplasm Poo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At the end of each of your turns, top Undead card in discard pile returns to field with 1 Morale, lasts 4 turns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discard entire hand, most powerful Minion gains Morale equal to # of cards discarded, limit 1 per deck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n play immediately attack and drop Morale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ecrease Morale passively, lasts 1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now counts as a Clown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iscard all enemy Minions with Morale 1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 and you win the game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opponent’s city wa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one extra card each turn, lasts 2 turns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</table:table>
      <table:table table:name="Playing Fields" table:style-name="ta1">
        <table:table-column table:style-name="co17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New York City</text:p>
          </table:table-cell>
          <table:table-cell office:value-type="string" calcext:value-type="string">
            <text:p>No special eff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+1 Level to all Pasta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Building</text:p>
          </table:table-cell>
          <table:table-cell office:value-type="string" calcext:value-type="string">
            <text:p>+1 Level to all Human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gon Palace</text:p>
          </table:table-cell>
          <table:table-cell office:value-type="string" calcext:value-type="string">
            <text:p>+1 Level to all Shape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’s Market</text:p>
          </table:table-cell>
          <table:table-cell office:value-type="string" calcext:value-type="string">
            <text:p>+1 Morale to all Minions play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/00/0000</text:date>, <text:time style:data-style-name="N2" text:time-value="10:57:23.1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5T19:47:54.215112873</meta:creation-date>
    <meta:generator>LibreOffice/7.3.3.2$Windows_X86_64 LibreOffice_project/d1d0ea68f081ee2800a922cac8f79445e4603348</meta:generator>
    <dc:date>2024-03-01T19:34:43.798000000</dc:date>
    <meta:editing-duration>PT22H47M49S</meta:editing-duration>
    <meta:editing-cycles>112</meta:editing-cycles>
    <meta:document-statistic meta:table-count="3" meta:cell-count="776" meta:object-count="0"/>
  </office:meta>
</office:document-meta>
</file>